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s</text:p>
      <text:p text:style-name="P1"/>
      <text:p text:style-name="P1">última posición del array:</text:p>
      <text:p text:style-name="Standard"/>
      <text:p text:style-name="Standard">int[] numero = new int [5];</text:p>
      <text:p text:style-name="Standard"/>
      <text:p text:style-name="P3">numero.Length = ultima valor</text:p>
      <text:p text:style-name="Standard"/>
      <text:p text:style-name="P1">Uso de constante para decir cuanto de grande es un array</text:p>
      <text:p text:style-name="Standard"/>
      <text:p text:style-name="P3">const int MAXIMO = 90;</text:p>
      <text:p text:style-name="Standard"/>
      <text:p text:style-name="P1">Buscar en un array</text:p>
      <text:p text:style-name="Standard"/>
      <text:p text:style-name="Standard">int[] datos = {5, 10, 15, 20, 25, 30}; <text:s text:c="96"/></text:p>
      <text:p text:style-name="Standard"/>
      <text:p text:style-name="Standard">bool encontrado = <text:s/>false;</text:p>
      <text:p text:style-name="Standard"/>
      <text:p text:style-name="Standard">for (int i = 0; i &lt; datos.Length; i++)</text:p>
      <text:p text:style-name="Standard">{</text:p>
      <text:p text:style-name="Standard"><text:tab/>if (datos[i] == 15)</text:p>
      <text:p text:style-name="Standard"><text:tab/><text:tab/>encontrado = true;</text:p>
      <text:p text:style-name="Standard">}</text:p>
      <text:p text:style-name="P3">Console.WriteLine(encontrado);</text:p>
      <text:p text:style-name="Standard"/>
      <text:p text:style-name="Standard">int[] datos = {5, 10, 15, 20, 25, 30};</text:p>
      <text:p text:style-name="Standard"/>
      <text:p text:style-name="Standard">int encontrado = <text:s/>0;</text:p>
      <text:p text:style-name="Standard"/>
      <text:p text:style-name="Standard">for (int i = 0; i &lt; datos.Length; i++)</text:p>
      <text:p text:style-name="Standard">{</text:p>
      <text:p text:style-name="Standard"><text:tab/>if (datos[i] == 15)</text:p>
      <text:p text:style-name="Standard"><text:tab/><text:tab/>encontrado++;</text:p>
      <text:p text:style-name="Standard">}</text:p>
      <text:p text:style-name="Standard">if(encontrado &gt; 0)</text:p>
      <text:p text:style-name="P3"><text:tab/>Console.WriteLine(“ok”);</text:p>
      <text:p text:style-name="Standard"/>
      <text:p text:style-name="Standard">int i = 0;</text:p>
      <text:p text:style-name="Standard"/>
      <text:p text:style-name="Standard">while (i &lt; datos.Length &amp;&amp; ! encontrado)</text:p>
      <text:p text:style-name="Standard">{</text:p>
      <text:p text:style-name="Standard"><text:tab/>if (datos[i] == 15)</text:p>
      <text:p text:style-name="Standard"><text:tab/><text:tab/>encontrado = true;</text:p>
      <text:p text:style-name="Standard"><text:tab/>i++</text:p>
      <text:p text:style-name="P3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xtraer datos</text:p>
      <text:p text:style-name="P1"/>
      <text:p text:style-name="P2">foreach (int d in datos)</text:p>
      <text:p text:style-name="P2">{</text:p>
      <text:p text:style-name="P2"><text:tab/>if (d == 15)</text:p>
      <text:p text:style-name="P2"><text:tab/><text:tab/>encontrado = true;</text:p>
      <text:p text:style-name="P2"><text:tab/></text:p>
      <text:p text:style-name="P3">}</text:p>
      <text:p text:style-name="P1">Máximo y mínimo</text:p>
      <text:p text:style-name="P1"/>
      <text:p text:style-name="P2">int[] datos = {15, 10, 5, 30, 25, 20};</text:p>
      <text:p text:style-name="P2"/>
      <text:p text:style-name="P2">int max = datos[0];</text:p>
      <text:p text:style-name="P2"/>
      <text:p text:style-name="Standard">for (int i = 0; i &lt; datos.Length; i++)</text:p>
      <text:p text:style-name="Standard">{</text:p>
      <text:p text:style-name="Standard"><text:tab/>if (datos[i] &gt; max)<text:tab/><text:tab/>// si es el mínimo será menor que...</text:p>
      <text:p text:style-name="Standard"><text:tab/><text:tab/>max = datos[i];</text:p>
      <text:p text:style-name="P3"><text:span text:style-name="T1">}</text:span></text:p>
      <text:p text:style-name="P1">Insertar un dato</text:p>
      <text:p text:style-name="P1"><text:span text:style-name="T1"/></text:p>
      <text:p text:style-name="P1"><text:span text:style-name="T1">int posicionInsertar = 2; //prefijado, habría que podirle al usuario</text:span></text:p>
      <text:p text:style-name="P1"><text:span text:style-name="T1">for (int i = cantidad; i &gt; posicionInsertar; i--)</text:span></text:p>
      <text:p text:style-name="P1"><text:span text:style-name="T1">{</text:span></text:p>
      <text:p text:style-name="P1"><text:span text:style-name="T1"><text:tab/>frases[i] = frases[i – 1]; desplazamos todo el array a la derecha para dejar hueco</text:span></text:p>
      <text:p text:style-name="P1"><text:span text:style-name="T1">}</text:span></text:p>
      <text:p text:style-name="P1"><text:span text:style-name="T1">frases[posicionInsertar] = “insertado”; //esto habría que pedirlo al usuario</text:span></text:p>
      <text:p text:style-name="P7"><text:span text:style-name="T1">cantidad++; //contador array</text:span></text:p>
      <text:p text:style-name="P1">Borrar dato</text:p>
      <text:p text:style-name="P1"><text:span text:style-name="T1"/></text:p>
      <text:p text:style-name="P1"><text:span text:style-name="T1">int posicionBorrar = 1; //prefijado, habría que podirle al usuario</text:span></text:p>
      <text:p text:style-name="P1"><text:span text:style-name="T1">for (int i = cantidad; i &lt;º posicionborrar; i++)</text:span></text:p>
      <text:p text:style-name="P1"><text:span text:style-name="T1">{</text:span></text:p>
      <text:p text:style-name="P1"><text:span text:style-name="T1"><text:tab/>frases[i] = frases[i – 1]; desplazamos todo el array a la derecha para dejar hueco</text:span></text:p>
      <text:p text:style-name="P1"><text:span text:style-name="T1">}</text:span></text:p>
      <text:p text:style-name="P1"><text:span text:style-name="T1">frases[posicionInsertar] = “insertado”; //esto habría que pedirlo al usuario</text:span></text:p>
      <text:p text:style-name="P7"><text:span text:style-name="T1">cantidad++; //contador array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1-11T21:33:32.63</meta:creation-date>
    <dc:date>2020-11-12T07:29:10.99</dc:date>
    <meta:editing-duration>PT1H25M23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62" meta:word-count="281" meta:character-count="1621"/>
  </office:meta>
</office:document-meta>
</file>